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fo:margin-top="2cm" fo:margin-bottom="2cm" table:align="margins"/>
    </style:style>
    <style:style style:name="Table2.A" style:family="table-column">
      <style:table-column-properties style:column-width="17cm" style:rel-column-width="65535*"/>
    </style:style>
    <style:style style:name="Table2.A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0.05pt solid #000000" fo:border-top="none" fo:border-bottom="0.05pt solid #000000"/>
    </style:style>
    <style:style style:name="Table2.A28" style:family="table-cell">
      <style:table-cell-properties fo:padding="0.097cm" fo:border-left="0.05pt solid #000000" fo:border-right="0.05pt solid #000000" fo:border-top="none" fo:border-bottom="0.05pt solid #000000"/>
    </style:style>
    <style:style style:name="Table2.A29" style:family="table-cell">
      <style:table-cell-properties fo:padding="0.097cm" fo:border-left="0.05pt solid #000000" fo:border-right="0.05pt solid #000000" fo:border-top="none" fo:border-bottom="0.05pt solid #000000"/>
    </style:style>
    <style:style style:name="Table2.A30" style:family="table-cell">
      <style:table-cell-properties fo:padding="0.097cm" fo:border-left="0.05pt solid #000000" fo:border-right="0.05pt solid #000000" fo:border-top="none" fo:border-bottom="0.05pt solid #000000"/>
    </style:style>
    <style:style style:name="Table2.A31" style:family="table-cell">
      <style:table-cell-properties fo:padding="0.097cm" fo:border-left="0.05pt solid #000000" fo:border-right="0.05pt solid #000000" fo:border-top="none" fo:border-bottom="0.05pt solid #000000"/>
    </style:style>
    <style:style style:name="Table2.A32" style:family="table-cell">
      <style:table-cell-properties fo:padding="0.097cm" fo:border-left="0.05pt solid #000000" fo:border-right="0.05pt solid #000000" fo:border-top="none" fo:border-bottom="0.05pt solid #000000"/>
    </style:style>
    <style:style style:name="Table2.A33" style:family="table-cell">
      <style:table-cell-properties fo:padding="0.097cm" fo:border-left="0.05pt solid #000000" fo:border-right="0.05pt solid #000000" fo:border-top="none" fo:border-bottom="0.05pt solid #000000"/>
    </style:style>
    <style:style style:name="Table2.A34" style:family="table-cell">
      <style:table-cell-properties fo:padding="0.097cm" fo:border-left="0.05pt solid #000000" fo:border-right="0.05pt solid #000000" fo:border-top="none" fo:border-bottom="0.05pt solid #000000"/>
    </style:style>
    <style:style style:name="Table2.A35" style:family="table-cell">
      <style:table-cell-properties fo:padding="0.097cm" fo:border-left="0.05pt solid #000000" fo:border-right="0.05pt solid #000000" fo:border-top="none" fo:border-bottom="0.05pt solid #000000"/>
    </style:style>
    <style:style style:name="Table2.A36" style:family="table-cell">
      <style:table-cell-properties fo:padding="0.097cm" fo:border-left="0.05pt solid #000000" fo:border-right="0.05pt solid #000000" fo:border-top="none" fo:border-bottom="0.05pt solid #000000"/>
    </style:style>
    <style:style style:name="Table2.A37" style:family="table-cell">
      <style:table-cell-properties fo:padding="0.097cm" fo:border-left="0.05pt solid #000000" fo:border-right="0.05pt solid #000000" fo:border-top="none" fo:border-bottom="0.05pt solid #000000"/>
    </style:style>
    <style:style style:name="Table2.A39"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0.05pt solid #000000" fo:border-top="none" fo:border-bottom="0.05pt solid #000000"/>
    </style:style>
    <style:style style:name="Table2.A41" style:family="table-cell">
      <style:table-cell-properties fo:padding="0.097cm" fo:border-left="0.05pt solid #000000" fo:border-right="0.05pt solid #000000" fo:border-top="none" fo:border-bottom="0.05pt solid #000000"/>
    </style:style>
    <style:style style:name="Table2.A42" style:family="table-cell">
      <style:table-cell-properties fo:padding="0.097cm" fo:border-left="0.05pt solid #000000" fo:border-right="0.05pt solid #000000" fo:border-top="none" fo:border-bottom="0.05pt solid #000000"/>
    </style:style>
    <style:style style:name="Table2.A43" style:family="table-cell">
      <style:table-cell-properties fo:padding="0.097cm" fo:border-left="0.05pt solid #000000" fo:border-right="0.05pt solid #000000" fo:border-top="none" fo:border-bottom="0.05pt solid #000000"/>
    </style:style>
    <style:style style:name="Table2.A46" style:family="table-cell">
      <style:table-cell-properties fo:padding="0.097cm" fo:border-left="0.05pt solid #000000" fo:border-right="0.05pt solid #000000" fo:border-top="none" fo:border-bottom="0.05pt solid #000000"/>
    </style:style>
    <style:style style:name="Table2.A47" style:family="table-cell">
      <style:table-cell-properties fo:padding="0.097cm" fo:border-left="0.05pt solid #000000" fo:border-right="0.05pt solid #000000" fo:border-top="none" fo:border-bottom="0.05pt solid #000000"/>
    </style:style>
    <style:style style:name="Table2.A4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style:font-size-asian="12pt" style:font-weight-asian="normal" style:font-size-complex="12pt" style:font-weight-complex="normal"/>
    </style:style>
    <style:style style:name="P2"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officeooo:rsid="001c20ca" officeooo:paragraph-rsid="001c20ca" style:font-size-asian="12pt" style:font-weight-asian="normal" style:font-size-complex="12pt" style:font-weight-complex="normal"/>
    </style:style>
    <style:style style:name="P3"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bold" officeooo:rsid="001c20ca" officeooo:paragraph-rsid="001c20ca" style:font-size-asian="12pt" style:font-weight-asian="bold" style:font-size-complex="12pt" style:font-weight-complex="bold"/>
    </style:style>
    <style:style style:name="P4"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3pt" fo:letter-spacing="normal" fo:font-style="normal" style:text-underline-style="none" fo:font-weight="normal" officeooo:rsid="00222125" officeooo:paragraph-rsid="00222125" fo:background-color="#ffffcc" style:font-size-asian="11pt" style:font-weight-asian="normal" style:font-size-complex="11pt" style:font-weight-complex="normal"/>
    </style:style>
    <style:style style:name="P5"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3ab1" style:font-size-asian="12pt" style:font-weight-asian="bold" style:font-size-complex="12pt" style:font-weight-complex="bold"/>
    </style:style>
    <style:style style:name="P6"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1c20ca" officeooo:paragraph-rsid="00203ab1" style:font-size-asian="12pt" style:font-weight-asian="normal" style:font-size-complex="12pt" style:font-weight-complex="normal"/>
    </style:style>
    <style:style style:name="P7"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1d7ffd" officeooo:paragraph-rsid="00203ab1" style:font-size-asian="12pt" style:font-weight-asian="normal" style:font-size-complex="12pt" style:font-weight-complex="normal"/>
    </style:style>
    <style:style style:name="P8"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3ab1" style:font-size-asian="12pt" style:font-weight-asian="bold" style:font-size-complex="12pt" style:font-weight-complex="bold"/>
    </style:style>
    <style:style style:name="P9"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57b6" style:font-size-asian="12pt" style:font-weight-asian="bold" style:font-size-complex="12pt" style:font-weight-complex="bold"/>
    </style:style>
    <style:style style:name="P10"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057b6" officeooo:paragraph-rsid="002057b6" style:font-size-asian="12pt" style:font-weight-asian="normal" style:font-size-complex="12pt" style:font-weight-complex="normal"/>
    </style:style>
    <style:style style:name="P11"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paragraph-rsid="00222125" style:font-size-asian="12pt" style:font-weight-asian="bold" style:font-size-complex="12pt" style:font-weight-complex="bold"/>
    </style:style>
    <style:style style:name="P12" style:family="paragraph" style:parent-style-name="Standard">
      <style:text-properties style:use-window-font-color="true" style:font-name="Times New Roman" fo:font-size="12pt" style:text-underline-style="none" fo:font-weight="normal" officeooo:rsid="00174a8d" officeooo:paragraph-rsid="00174a8d"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c0380" fo:background-color="#ffffff"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8080"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style:font-name="Times New Roman" fo:font-size="12pt" style:text-underline-style="none" fo:font-weight="normal" officeooo:paragraph-rsid="00226191" style:font-size-asian="12pt" style:font-weight-asian="normal" style:font-size-complex="12pt" style:font-weight-complex="normal"/>
    </style:style>
    <style:style style:name="P16"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5bd7d" style:font-size-asian="12pt" style:font-weight-asian="normal" style:font-size-complex="12pt" style:font-weight-complex="normal"/>
    </style:style>
    <style:style style:name="P17"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rsid="0023e6a5" officeooo:paragraph-rsid="0023e6a5" style:font-size-asian="12pt" style:font-weight-asian="normal" style:font-size-complex="12pt" style:font-weight-complex="normal"/>
    </style:style>
    <style:style style:name="P18"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25bd7d" style:font-size-asian="12pt" style:font-weight-asian="normal" style:font-size-complex="12pt" style:font-weight-complex="normal"/>
    </style:style>
    <style:style style:name="P19"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style:font-name="Times New Roman" fo:font-size="12pt" style:text-underline-style="none" fo:font-weight="normal" officeooo:paragraph-rsid="0022b97a" style:font-size-asian="12pt" style:font-weight-asian="normal" style:font-size-complex="12pt" style:font-weight-complex="normal"/>
    </style:style>
    <style:style style:name="P20" style:family="paragraph" style:parent-style-name="Table_20_Contents">
      <style:paragraph-properties fo:background-color="#ff8080">
        <style:background-image/>
      </style:paragraph-properties>
      <style:text-properties style:font-name="Times New Roman" fo:font-size="12pt" officeooo:paragraph-rsid="00277e18" style:font-size-asian="12pt" style:font-size-complex="12pt"/>
    </style:style>
    <style:style style:name="P21" style:family="paragraph" style:parent-style-name="Table_20_Contents">
      <style:paragraph-properties fo:background-color="#ff8080">
        <style:background-image/>
      </style:paragraph-properties>
      <style:text-properties fo:color="#000000" style:font-name="Times New Roman" fo:font-size="12pt" officeooo:rsid="00277e18" officeooo:paragraph-rsid="00277e18" style:font-size-asian="12pt" style:font-size-complex="12pt"/>
    </style:style>
    <style:style style:name="P22" style:family="paragraph" style:parent-style-name="Table_20_Contents">
      <style:text-properties fo:color="#000000" style:font-name="Times New Roman" fo:font-size="12pt" style:font-size-asian="12pt" style:font-size-complex="12pt"/>
    </style:style>
    <style:style style:name="P23" style:family="paragraph" style:parent-style-name="Standard" style:list-style-name="L1">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3pt" fo:letter-spacing="normal" fo:font-style="normal" style:text-underline-style="none" fo:font-weight="bold" officeooo:rsid="001f2c0c" officeooo:paragraph-rsid="00222125" fo:background-color="#ffffcc" style:font-size-asian="11pt" style:font-weight-asian="bold" style:font-size-complex="11pt" style:font-weight-complex="bold"/>
    </style:style>
    <style:style style:name="P24"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3pt" fo:letter-spacing="normal" fo:font-style="normal" style:text-underline-style="none" fo:font-weight="normal" officeooo:rsid="00222125" officeooo:paragraph-rsid="00222125" fo:background-color="#ffffcc" style:font-size-asian="11pt" style:font-weight-asian="normal" style:font-size-complex="11pt" style:font-weight-complex="normal"/>
    </style:style>
    <style:style style:name="P25"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1c20ca" officeooo:paragraph-rsid="003db26f" style:font-size-asian="12pt" style:font-weight-asian="normal" style:font-size-complex="12pt" style:font-weight-complex="normal"/>
    </style:style>
    <style:style style:name="P26"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1c20ca" officeooo:paragraph-rsid="003bada3" fo:background-color="#ffffcc" style:font-size-asian="12pt" style:font-weight-asian="normal" style:font-size-complex="12pt" style:font-weight-complex="normal"/>
    </style:style>
    <style:style style:name="P27"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officeooo:rsid="001c20ca" officeooo:paragraph-rsid="0038c4ce" style:font-size-asian="12pt" style:font-weight-asian="normal" style:font-size-complex="12pt" style:font-weight-complex="normal"/>
    </style:style>
    <style:style style:name="P28"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officeooo:rsid="001c20ca" officeooo:paragraph-rsid="003e4a1d" style:font-size-asian="12pt" style:font-weight-asian="normal" style:font-size-complex="12pt" style:font-weight-complex="normal"/>
    </style:style>
    <style:style style:name="P29"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1c20ca" officeooo:paragraph-rsid="0038c4ce" fo:background-color="#ff8080" style:font-size-asian="12pt" style:font-weight-asian="normal" style:font-size-complex="12pt" style:font-weight-complex="normal"/>
    </style:style>
    <style:style style:name="P30"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1c20ca" officeooo:paragraph-rsid="003f5421" fo:background-color="#ff8080" style:font-size-asian="12pt" style:font-weight-asian="normal" style:font-size-complex="12pt" style:font-weight-complex="normal"/>
    </style:style>
    <style:style style:name="P31"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1c20ca" officeooo:paragraph-rsid="003d84e4" style:font-size-asian="12pt" style:font-weight-asian="normal" style:font-size-complex="12pt" style:font-weight-complex="normal"/>
    </style:style>
    <style:style style:name="P32"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1c20ca" officeooo:paragraph-rsid="003e4a1d" style:font-size-asian="12pt" style:font-weight-asian="normal" style:font-size-complex="12pt" style:font-weight-complex="normal"/>
    </style:style>
    <style:style style:name="P33"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1c20ca" officeooo:paragraph-rsid="003e4a1d" style:font-size-asian="12pt" style:font-weight-asian="normal" style:font-size-complex="12pt" style:font-weight-complex="normal"/>
    </style:style>
    <style:style style:name="P34"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057b6" officeooo:paragraph-rsid="002057b6" style:font-size-asian="12pt" style:font-weight-asian="normal" style:font-size-complex="12pt" style:font-weight-complex="normal"/>
    </style:style>
    <style:style style:name="P35"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1c20ca" officeooo:paragraph-rsid="003bada3" style:font-size-asian="12pt" style:font-weight-asian="normal" style:font-size-complex="12pt" style:font-weight-complex="normal"/>
    </style:style>
    <style:style style:name="P36" style:family="paragraph" style:parent-style-name="Standard">
      <style:paragraph-properties fo:margin-left="0cm" fo:margin-right="0.212cm" fo:margin-top="0cm" fo:margin-bottom="0cm" style:contextual-spacing="false" fo:orphans="2" fo:widows="2" fo:text-indent="0cm" style:auto-text-indent="false" fo:background-color="#e6e6ff"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ea619" officeooo:paragraph-rsid="002ea619" style:font-size-asian="12pt" style:font-weight-asian="normal" style:font-size-complex="12pt" style:font-weight-complex="normal"/>
    </style:style>
    <style:style style:name="P37" style:family="paragraph" style:parent-style-name="Standard">
      <style:paragraph-properties fo:margin-left="0cm" fo:margin-right="0.212cm" fo:margin-top="0cm" fo:margin-bottom="0cm" style:contextual-spacing="false" fo:orphans="2" fo:widows="2" fo:text-indent="0cm" style:auto-text-indent="false" fo:background-color="#e6e6ff"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1c20ca" officeooo:paragraph-rsid="003bada3" style:font-size-asian="12pt" style:font-weight-asian="normal" style:font-size-complex="12pt" style:font-weight-complex="normal"/>
    </style:style>
    <style:style style:name="P38"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22125" officeooo:paragraph-rsid="00222125" style:font-size-asian="12pt" style:font-weight-asian="normal" style:font-size-complex="12pt" style:font-weight-complex="normal"/>
    </style:style>
    <style:style style:name="P39"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1c20ca" officeooo:paragraph-rsid="003d84e4" style:font-size-asian="12pt" style:font-weight-asian="normal" style:font-size-complex="12pt" style:font-weight-complex="normal"/>
    </style:style>
    <style:style style:name="P40" style:family="paragraph" style:parent-style-name="Standard">
      <style:paragraph-properties fo:margin-top="0cm" fo:margin-bottom="0cm" style:contextual-spacing="false" fo:orphans="2" fo:widows="2"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1c20ca" officeooo:paragraph-rsid="003a7df1" fo:background-color="#ff8080" style:font-size-asian="12pt" style:font-weight-asian="normal" style:font-size-complex="12pt" style:font-weight-complex="normal"/>
    </style:style>
    <style:style style:name="P41"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fo:color="#000000" style:font-name="Times New Roman" fo:font-size="13pt" fo:letter-spacing="normal" fo:font-style="normal" style:text-underline-style="none" fo:font-weight="bold" officeooo:paragraph-rsid="00222125" style:font-size-asian="11pt" style:font-weight-asian="bold" style:font-size-complex="11pt" style:font-weight-complex="bold"/>
    </style:style>
    <style:style style:name="P42"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fo:color="#000000" style:font-name="Times New Roman" fo:font-size="13pt" fo:letter-spacing="normal" fo:font-style="normal" style:text-underline-style="none" fo:font-weight="normal" officeooo:rsid="00222125" officeooo:paragraph-rsid="003d84e4" style:font-size-asian="11pt" style:font-weight-asian="normal" style:font-size-complex="11pt" style:font-weight-complex="normal"/>
    </style:style>
    <style:style style:name="P43"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22125" style:font-size-asian="12pt" style:font-weight-asian="bold" style:font-size-complex="12pt" style:font-weight-complex="bold"/>
    </style:style>
    <style:style style:name="P44"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ffcc" style:font-size-asian="12pt" style:font-weight-asian="bold" style:font-size-complex="12pt" style:font-weight-complex="bold"/>
    </style:style>
    <style:style style:name="P45"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3f5421" fo:background-color="#ffffcc" style:font-size-asian="12pt" style:font-weight-asian="normal" style:font-size-complex="12pt" style:font-weight-complex="normal"/>
    </style:style>
    <style:style style:name="P46"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color="#000000" style:font-name="Times New Roman" fo:font-size="12pt" style:text-underline-style="none" fo:font-weight="normal" officeooo:rsid="0038ae1b" officeooo:paragraph-rsid="0038ae1b" style:font-size-asian="12pt" style:font-weight-asian="normal" style:font-size-complex="12pt" style:font-weight-complex="normal"/>
    </style:style>
    <style:style style:name="P47"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cfe7f5" style:font-size-asian="12pt" style:font-weight-asian="bold" style:font-size-complex="12pt" style:font-weight-complex="bold"/>
    </style:style>
    <style:style style:name="P48"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f5421" fo:background-color="#cfe7f5" style:font-size-asian="12pt" style:font-weight-asian="bold" style:font-size-complex="12pt" style:font-weight-complex="bold"/>
    </style:style>
    <style:style style:name="P49"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cfe7f5" style:font-size-asian="12pt" style:font-weight-asian="bold" style:font-size-complex="12pt" style:font-weight-complex="bold"/>
    </style:style>
    <style:style style:name="P50"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2a9244" fo:background-color="#cfe7f5" style:font-size-asian="12pt" style:font-weight-asian="normal" style:font-size-complex="12pt" style:font-weight-complex="normal"/>
    </style:style>
    <style:style style:name="P51"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3f5421" fo:background-color="#cfe7f5" style:font-size-asian="12pt" style:font-weight-asian="normal" style:font-size-complex="12pt" style:font-weight-complex="normal"/>
    </style:style>
    <style:style style:name="P52"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2e74c4" fo:background-color="#cfe7f5" style:font-size-asian="12pt" style:font-weight-asian="normal" style:font-size-complex="12pt" style:font-weight-complex="normal"/>
    </style:style>
    <style:style style:name="P53"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8080" style:font-size-asian="12pt" style:font-weight-asian="bold" style:font-size-complex="12pt" style:font-weight-complex="bold"/>
    </style:style>
    <style:style style:name="P54"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1f97f" fo:background-color="#ff8080" style:font-size-asian="12pt" style:font-weight-asian="bold" style:font-size-complex="12pt" style:font-weight-complex="bold"/>
    </style:style>
    <style:style style:name="P55"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66d8a" fo:background-color="#ff8080" style:font-size-asian="12pt" style:font-weight-asian="bold" style:font-size-complex="12pt" style:font-weight-complex="bold"/>
    </style:style>
    <style:style style:name="P56"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57"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8080" style:font-size-asian="12pt" style:font-weight-asian="normal" style:font-size-complex="12pt" style:font-weight-complex="normal"/>
    </style:style>
    <style:style style:name="P58" style:family="paragraph" style:parent-style-name="Text_20_body">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8080" style:font-size-asian="12pt" style:font-weight-asian="normal" style:font-size-complex="12pt" style:font-weight-complex="normal"/>
    </style:style>
    <style:style style:name="P59"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f97f" officeooo:paragraph-rsid="0031f97f" fo:background-color="#ff8080" style:font-size-asian="12pt" style:font-weight-asian="normal" style:font-size-complex="12pt" style:font-weight-complex="normal"/>
    </style:style>
    <style:style style:name="P60"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f5421" fo:background-color="#ff8080" style:font-size-asian="12pt" style:font-weight-asian="normal" style:font-size-complex="12pt" style:font-weight-complex="normal"/>
    </style:style>
    <style:style style:name="P61"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48f39" officeooo:paragraph-rsid="003f5421" fo:background-color="#ff8080" style:font-size-asian="12pt" style:font-weight-asian="normal" style:font-size-complex="12pt" style:font-weight-complex="normal"/>
    </style:style>
    <style:style style:name="P62"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48f39" officeooo:paragraph-rsid="00348f39" fo:background-color="#ff8080" style:font-size-asian="12pt" style:font-weight-asian="normal" style:font-size-complex="12pt" style:font-weight-complex="normal"/>
    </style:style>
    <style:style style:name="P63"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8080" style:font-size-asian="12pt" style:font-weight-asian="normal" style:font-size-complex="12pt" style:font-weight-complex="normal"/>
    </style:style>
    <style:style style:name="P64"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5c3566" style:font-name="Times New Roman" fo:font-size="12pt" fo:letter-spacing="normal" fo:font-style="normal" style:text-underline-style="none" fo:font-weight="bold" officeooo:paragraph-rsid="00348f39" fo:background-color="#ffffff" style:font-size-asian="12pt" style:font-weight-asian="bold" style:font-size-complex="12pt" style:font-weight-complex="bold"/>
    </style:style>
    <style:style style:name="P65"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66"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67"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26191" style:font-size-asian="12pt" style:font-weight-asian="bold" style:font-size-complex="12pt" style:font-weight-complex="bold"/>
    </style:style>
    <style:style style:name="P6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5bd7d" style:font-size-asian="12pt" style:font-weight-asian="bold" style:font-size-complex="12pt" style:font-weight-complex="bold"/>
    </style:style>
    <style:style style:name="P6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ff8080" style:font-size-asian="12pt" style:font-weight-asian="bold" style:font-size-complex="12pt" style:font-weight-complex="bold"/>
    </style:style>
    <style:style style:name="P70"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3e4a1d" style:font-size-asian="12pt" style:font-weight-asian="normal" style:font-size-complex="12pt" style:font-weight-complex="normal"/>
    </style:style>
    <style:style style:name="P71"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2163" officeooo:paragraph-rsid="002c2163" style:font-size-asian="12pt" style:font-weight-asian="normal" style:font-size-complex="12pt" style:font-weight-complex="normal"/>
    </style:style>
    <style:style style:name="P72"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style:font-size-asian="12pt" style:font-weight-asian="normal" style:font-size-complex="12pt" style:font-weight-complex="normal"/>
    </style:style>
    <style:style style:name="P73"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3e4a1d" fo:background-color="#ff8080" style:font-size-asian="12pt" style:font-weight-asian="normal" style:font-size-complex="12pt" style:font-weight-complex="normal"/>
    </style:style>
    <style:style style:name="P74"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5bd7d" style:font-size-asian="12pt" style:font-weight-asian="normal" style:font-size-complex="12pt" style:font-weight-complex="normal"/>
    </style:style>
    <style:style style:name="P75"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5bd7d" style:font-size-asian="12pt" style:font-weight-asian="bold" style:font-size-complex="12pt" style:font-weight-complex="bold"/>
    </style:style>
    <style:style style:name="P76"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style:font-size-asian="12pt" style:font-weight-asian="bold" style:font-size-complex="12pt" style:font-weight-complex="bold"/>
    </style:style>
    <style:style style:name="P77"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ffffcc" style:font-size-asian="12pt" style:font-weight-asian="bold" style:font-size-complex="12pt" style:font-weight-complex="bold"/>
    </style:style>
    <style:style style:name="P7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3a7df1" style:font-size-asian="12pt" style:font-weight-asian="normal" style:font-size-complex="12pt" style:font-weight-complex="normal"/>
    </style:style>
    <style:style style:name="P7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style:font-size-asian="12pt" style:font-weight-asian="normal" style:font-size-complex="12pt" style:font-weight-complex="normal"/>
    </style:style>
    <style:style style:name="P80"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3e4a1d" style:font-size-asian="12pt" style:font-weight-asian="normal" style:font-size-complex="12pt" style:font-weight-complex="normal"/>
    </style:style>
    <style:style style:name="P81"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2163" officeooo:paragraph-rsid="003e4a1d" style:font-size-asian="12pt" style:font-weight-asian="normal" style:font-size-complex="12pt" style:font-weight-complex="normal"/>
    </style:style>
    <style:style style:name="P82"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e4a1d" fo:background-color="#ffffcc" style:font-size-asian="12pt" style:font-weight-asian="normal" style:font-size-complex="12pt" style:font-weight-complex="normal"/>
    </style:style>
    <style:style style:name="P83"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aecf00" style:font-size-asian="12pt" style:font-weight-asian="bold" style:font-size-complex="12pt" style:font-weight-complex="bold"/>
    </style:style>
    <style:style style:name="P84"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3e4a1d" fo:background-color="#aecf00" style:font-size-asian="12pt" style:font-weight-asian="normal" style:font-size-complex="12pt" style:font-weight-complex="normal"/>
    </style:style>
    <style:style style:name="P85"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bold" officeooo:paragraph-rsid="00277e18" fo:background-color="#ffffff" style:font-size-asian="12pt" style:font-weight-asian="bold" style:font-size-complex="12pt" style:font-weight-complex="bold"/>
    </style:style>
    <style:style style:name="P86"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ffff" style:font-size-asian="12pt" style:font-weight-asian="normal" style:font-size-complex="12pt" style:font-weight-complex="normal"/>
    </style:style>
    <style:style style:name="P87"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normal" officeooo:rsid="00332991" officeooo:paragraph-rsid="00332991" fo:background-color="#ffffff" style:font-size-asian="12pt" style:font-weight-asian="normal" style:font-size-complex="12pt" style:font-weight-complex="normal"/>
    </style:style>
    <style:style style:name="P88"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2a9244" fo:background-color="#ffffff" style:font-size-asian="12pt" style:font-weight-asian="normal" style:font-size-complex="12pt" style:font-weight-complex="normal"/>
    </style:style>
    <style:style style:name="P89"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2c2163" fo:background-color="#ffffff" style:font-size-asian="12pt" style:font-weight-asian="normal" style:font-size-complex="12pt" style:font-weight-complex="normal"/>
    </style:style>
    <style:style style:name="P90"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366d8a" fo:background-color="#ffffff" style:font-size-asian="12pt" style:font-weight-asian="normal" style:font-size-complex="12pt" style:font-weight-complex="normal"/>
    </style:style>
    <style:style style:name="P91"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849d7" fo:background-color="transparent" style:font-size-asian="12pt" style:font-weight-asian="bold" style:font-size-complex="12pt" style:font-weight-complex="bold"/>
    </style:style>
    <style:style style:name="P92"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873b7" fo:background-color="#ff8080" style:font-size-asian="12pt" style:font-weight-asian="bold" style:font-size-complex="12pt" style:font-weight-complex="bold"/>
    </style:style>
    <style:style style:name="P93"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fe406" fo:background-color="#ff8080" style:font-size-asian="12pt" style:font-weight-asian="bold" style:font-size-complex="12pt" style:font-weight-complex="bold"/>
    </style:style>
    <style:style style:name="P94"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49d7" officeooo:paragraph-rsid="002849d7" fo:background-color="transparent" style:font-size-asian="12pt" style:font-weight-asian="normal" style:font-size-complex="12pt" style:font-weight-complex="normal"/>
    </style:style>
    <style:style style:name="P95"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2873b7" fo:background-color="transparent" style:font-size-asian="12pt" style:font-weight-asian="normal" style:font-size-complex="12pt" style:font-weight-complex="normal"/>
    </style:style>
    <style:style style:name="P96"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3f5421" fo:background-color="transparent" style:font-size-asian="12pt" style:font-weight-asian="normal" style:font-size-complex="12pt" style:font-weight-complex="normal"/>
    </style:style>
    <style:style style:name="P97"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873b7" fo:background-color="#ff8080" style:font-size-asian="12pt" style:font-weight-asian="normal" style:font-size-complex="12pt" style:font-weight-complex="normal"/>
    </style:style>
    <style:style style:name="P98"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5ccd" officeooo:paragraph-rsid="003f5421" fo:background-color="#ff8080" style:font-size-asian="12pt" style:font-weight-asian="normal" style:font-size-complex="12pt" style:font-weight-complex="normal"/>
    </style:style>
    <style:style style:name="P99"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fe406" officeooo:paragraph-rsid="002fe406" fo:background-color="#ff8080" style:font-size-asian="12pt" style:font-weight-asian="normal" style:font-size-complex="12pt" style:font-weight-complex="normal"/>
    </style:style>
    <style:style style:name="P100"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32991" fo:background-color="#ff8080" style:font-size-asian="12pt" style:font-weight-asian="normal" style:font-size-complex="12pt" style:font-weight-complex="normal"/>
    </style:style>
    <style:style style:name="P101"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f97f" officeooo:paragraph-rsid="003f5421" fo:background-color="#ff8080" style:font-size-asian="12pt" style:font-weight-asian="normal" style:font-size-complex="12pt" style:font-weight-complex="normal"/>
    </style:style>
    <style:style style:name="P102"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rsid="002849d7" officeooo:paragraph-rsid="002873b7" fo:background-color="#ff8080" style:font-size-asian="12pt" style:font-weight-asian="normal" style:font-size-complex="12pt" style:font-weight-complex="normal"/>
    </style:style>
    <style:style style:name="P103"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120f9" fo:background-color="#ff8080" style:font-size-asian="12pt" style:font-weight-asian="normal" style:font-size-complex="12pt" style:font-weight-complex="normal"/>
    </style:style>
    <style:style style:name="P104"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a5ccd" fo:background-color="#ffffff" style:font-size-asian="12pt" style:font-weight-asian="normal" style:font-size-complex="12pt" style:font-weight-complex="normal"/>
    </style:style>
    <style:style style:name="P105"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fe406" fo:background-color="#ffffff" style:font-size-asian="12pt" style:font-weight-asian="normal" style:font-size-complex="12pt" style:font-weight-complex="normal"/>
    </style:style>
    <style:style style:name="P106"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120f9" fo:background-color="#ffffff" style:font-size-asian="12pt" style:font-weight-asian="normal" style:font-size-complex="12pt" style:font-weight-complex="normal"/>
    </style:style>
    <style:style style:name="P107"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2873b7" fo:background-color="transparent" style:font-size-asian="12pt" style:font-weight-asian="normal" style:font-size-complex="12pt" style:font-weight-complex="normal"/>
    </style:style>
    <style:style style:name="P108"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5ccd" officeooo:paragraph-rsid="003f5421" fo:background-color="#e6e6ff" style:font-size-asian="12pt" style:font-weight-asian="normal" style:font-size-complex="12pt" style:font-weight-complex="normal"/>
    </style:style>
    <style:style style:name="P109"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2163" fo:background-color="#ffffcc" style:font-size-asian="12pt" style:font-weight-asian="bold" style:font-size-complex="12pt" style:font-weight-complex="bold"/>
    </style:style>
    <style:style style:name="P110"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5ccd" fo:background-color="#ff8080" style:font-size-asian="12pt" style:font-weight-asian="bold" style:font-size-complex="12pt" style:font-weight-complex="bold"/>
    </style:style>
    <style:style style:name="P111"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5ccd" officeooo:paragraph-rsid="003f5421" fo:background-color="#ff8080" style:font-size-asian="12pt" style:font-weight-asian="normal" style:font-size-complex="12pt" style:font-weight-complex="normal"/>
    </style:style>
    <style:style style:name="P112"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8080" style:font-size-asian="12pt" style:font-weight-asian="normal" style:font-size-complex="12pt" style:font-weight-complex="normal"/>
    </style:style>
    <style:style style:name="P113"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f5421" fo:background-color="#ff8080" style:font-size-asian="12pt" style:font-weight-asian="normal" style:font-size-complex="12pt" style:font-weight-complex="normal"/>
    </style:style>
    <style:style style:name="P114"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a5ccd" fo:background-color="#ffffff" style:font-size-asian="12pt" style:font-weight-asian="normal" style:font-size-complex="12pt" style:font-weight-complex="normal"/>
    </style:style>
    <style:style style:name="P115"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a5ccd" fo:background-color="#e6e6ff" style:font-size-asian="12pt" style:font-weight-asian="normal" style:font-size-complex="12pt" style:font-weight-complex="normal"/>
    </style:style>
    <style:style style:name="P116"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f5421" fo:background-color="#e6e6ff" style:font-size-asian="12pt" style:font-weight-asian="normal" style:font-size-complex="12pt" style:font-weight-complex="normal"/>
    </style:style>
    <style:style style:name="P117"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e6e6ff" style:font-size-asian="12pt" style:font-weight-asian="bold" style:font-size-complex="12pt" style:font-weight-complex="bold"/>
    </style:style>
    <style:style style:name="P118" style:family="paragraph" style:parent-style-name="Text_20_body" style:list-style-name="L1">
      <style:paragraph-properties fo:margin-left="0cm" fo:margin-right="0cm" fo:margin-top="0cm" fo:margin-bottom="0cm" style:contextual-spacing="false" fo:orphans="2" fo:widows="2" fo:text-indent="0.025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119" style:family="paragraph" style:parent-style-name="Text_20_body" style:list-style-name="L1">
      <style:paragraph-properties fo:margin-left="0cm" fo:margin-right="0cm" fo:margin-top="0cm" fo:margin-bottom="0cm" style:contextual-spacing="false" fo:orphans="2" fo:widows="2" fo:text-indent="0.025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rsid="0037b983" officeooo:paragraph-rsid="0037b983" fo:background-color="transparent" style:font-size-asian="12pt" style:font-weight-asian="bold" style:font-size-complex="12pt" style:font-weight-complex="bold"/>
    </style:style>
    <style:style style:name="P120"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cfe7f5" style:font-size-asian="12pt" style:font-weight-asian="bold" style:font-size-complex="12pt" style:font-weight-complex="bold"/>
    </style:style>
    <style:style style:name="P121"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cfe7f5" style:font-size-asian="12pt" style:font-weight-asian="bold" style:font-size-complex="12pt" style:font-weight-complex="bold"/>
    </style:style>
    <style:style style:name="P122"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3f5421" fo:background-color="#cfe7f5" style:font-size-asian="12pt" style:font-weight-asian="normal" style:font-size-complex="12pt" style:font-weight-complex="normal"/>
    </style:style>
    <style:style style:name="P123"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3f5421" fo:background-color="#cfe7f5" style:font-size-asian="12pt" style:font-weight-asian="normal" style:font-size-complex="12pt" style:font-weight-complex="normal"/>
    </style:style>
    <style:style style:name="P124"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ffcc" style:font-size-asian="12pt" style:font-weight-asian="bold" style:font-size-complex="12pt" style:font-weight-complex="bold"/>
    </style:style>
    <style:style style:name="P125"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ffcc" style:font-size-asian="12pt" style:font-weight-asian="normal" style:font-size-complex="12pt" style:font-weight-complex="normal"/>
    </style:style>
    <style:style style:name="P126"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3f5421" fo:background-color="#ffffcc" style:font-size-asian="12pt" style:font-weight-asian="normal" style:font-size-complex="12pt" style:font-weight-complex="normal"/>
    </style:style>
    <style:style style:name="P127"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ff8080" style:font-size-asian="12pt" style:font-weight-asian="bold" style:font-size-complex="12pt" style:font-weight-complex="bold"/>
    </style:style>
    <style:style style:name="P128"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20f9" officeooo:paragraph-rsid="003120f9" fo:background-color="#ff8080" style:font-size-asian="12pt" style:font-weight-asian="normal" style:font-size-complex="12pt" style:font-weight-complex="normal"/>
    </style:style>
    <style:style style:name="P129"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a619" officeooo:paragraph-rsid="002ea619" fo:background-color="#ff8080" style:font-size-asian="12pt" style:font-weight-asian="normal" style:font-size-complex="12pt" style:font-weight-complex="normal"/>
    </style:style>
    <style:style style:name="P130"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f5421" fo:background-color="#ff8080" style:font-size-asian="12pt" style:font-weight-asian="normal" style:font-size-complex="12pt" style:font-weight-complex="normal"/>
    </style:style>
    <style:style style:name="P131"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e74c4" fo:background-color="#ffffff" style:font-size-asian="12pt" style:font-weight-asian="normal" style:font-size-complex="12pt" style:font-weight-complex="normal"/>
    </style:style>
    <style:style style:name="P132"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ea619" fo:background-color="#ffffff" style:font-size-asian="12pt" style:font-weight-asian="normal" style:font-size-complex="12pt" style:font-weight-complex="normal"/>
    </style:style>
    <style:style style:name="P133"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ff8080" style:font-size-asian="12pt" style:font-weight-asian="bold" style:font-size-complex="12pt" style:font-weight-complex="bold"/>
    </style:style>
    <style:style style:name="P134"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48f39" fo:background-color="#ff8080" style:font-size-asian="12pt" style:font-weight-asian="bold" style:font-size-complex="12pt" style:font-weight-complex="bold"/>
    </style:style>
    <style:style style:name="P135"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2a9244" fo:background-color="#ff8080" style:font-size-asian="12pt" style:font-weight-asian="normal" style:font-size-complex="12pt" style:font-weight-complex="normal"/>
    </style:style>
    <style:style style:name="P136"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3f5421" fo:background-color="#ff8080" style:font-size-asian="12pt" style:font-weight-asian="normal" style:font-size-complex="12pt" style:font-weight-complex="normal"/>
    </style:style>
    <style:style style:name="P137" style:family="paragraph" style:parent-style-name="Text_20_body" style:list-style-name="L1">
      <style:paragraph-properties fo:margin-left="0.023cm" fo:margin-right="0cm" fo:margin-top="0cm" fo:margin-bottom="0cm" style:contextual-spacing="false" fo:orphans="2" fo:widows="2" fo:text-indent="0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48f39" fo:background-color="transparent" style:font-size-asian="12pt" style:font-weight-asian="bold" style:font-size-complex="12pt" style:font-weight-complex="bold"/>
    </style:style>
    <style:style style:name="P138" style:family="paragraph" style:parent-style-name="Text_20_body" style:list-style-name="L1">
      <style:paragraph-properties fo:margin-left="0.023cm" fo:margin-right="0cm" fo:margin-top="0cm" fo:margin-bottom="0cm" style:contextual-spacing="false" fo:orphans="2" fo:widows="2" fo:text-indent="0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rsid="0038636d" officeooo:paragraph-rsid="0038636d" fo:background-color="transparent" style:font-size-asian="12pt" style:font-weight-asian="bold" style:font-size-complex="12pt" style:font-weight-complex="bold"/>
    </style:style>
    <style:style style:name="P139" style:family="paragraph" style:parent-style-name="Text_20_body" style:list-style-name="L1">
      <style:paragraph-properties fo:margin-left="-0.002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f5421" fo:background-color="#ffffcc" style:font-size-asian="12pt" style:font-weight-asian="normal" style:font-size-complex="12pt" style:font-weight-complex="normal"/>
    </style:style>
    <style:style style:name="P140" style:family="paragraph" style:parent-style-name="Text_20_body" style:list-style-name="L1">
      <style:paragraph-properties fo:margin-left="-0.025cm" fo:margin-right="0cm" fo:margin-top="0cm" fo:margin-bottom="0cm" style:contextual-spacing="false" fo:orphans="2" fo:widows="2" fo:text-indent="-0.048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66d8a" fo:background-color="#ff8080" style:font-size-asian="12pt" style:font-weight-asian="bold" style:font-size-complex="12pt" style:font-weight-complex="bold"/>
    </style:style>
    <style:style style:name="P141" style:family="paragraph" style:parent-style-name="Text_20_body" style:list-style-name="L1">
      <style:paragraph-properties fo:margin-left="-0.025cm" fo:margin-right="0cm" fo:margin-top="0cm" fo:margin-bottom="0cm" style:contextual-spacing="false" fo:orphans="2" fo:widows="2" fo:text-indent="-0.048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8080" style:font-size-asian="12pt" style:font-weight-asian="normal" style:font-size-complex="12pt" style:font-weight-complex="normal"/>
    </style:style>
    <style:style style:name="P142" style:family="paragraph" style:parent-style-name="Heading_20_2"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color="#000000" style:font-name="Times New Roman" fo:font-size="12pt" style:text-underline-style="none" fo:font-weight="bold" officeooo:paragraph-rsid="00277e18" style:font-size-asian="12pt" style:font-weight-asian="bold" style:font-size-complex="12pt" style:font-weight-complex="bold"/>
    </style:style>
    <style:style style:name="P143" style:family="paragraph" style:parent-style-name="Heading_20_2" style:list-style-name="L1">
      <style:paragraph-properties fo:margin-left="0.023cm" fo:margin-right="0cm" fo:margin-top="0cm" fo:margin-bottom="0cm" style:contextual-spacing="false" fo:orphans="2" fo:widows="2" fo:text-indent="0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bold" officeooo:paragraph-rsid="002a9244" fo:background-color="#ffffff" style:font-name-asian="sans-serif" style:font-size-asian="12pt" style:font-style-asian="normal" style:font-weight-asian="bold" style:font-name-complex="sans-serif" style:font-size-complex="12pt" style:font-style-complex="normal" style:font-weight-complex="bold"/>
    </style:style>
    <style:style style:name="P144" style:family="paragraph" style:parent-style-name="Table_20_Contents">
      <style:paragraph-properties fo:background-color="#ff8080">
        <style:background-image/>
      </style:paragraph-properties>
      <style:text-properties fo:color="#000000" style:font-name="Times New Roman" fo:font-size="12pt" officeooo:rsid="00277e18" officeooo:paragraph-rsid="00277e18" style:font-size-asian="12pt" style:font-size-complex="12pt"/>
    </style:style>
    <style:style style:name="P145" style:family="paragraph" style:parent-style-name="Heading_20_1" style:list-style-name="L1">
      <style:paragraph-properties fo:margin-left="0cm" fo:margin-right="0.212cm" fo:margin-top="0cm" fo:margin-bottom="0cm" style:contextual-spacing="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3pt" fo:letter-spacing="normal" fo:font-style="normal" style:text-underline-style="none" fo:font-weight="bold" officeooo:rsid="001c20ca" officeooo:paragraph-rsid="00222125" fo:background-color="transparent" style:font-size-asian="11pt" style:font-weight-asian="bold" style:font-size-complex="11pt" style:font-weight-complex="bold"/>
    </style:style>
    <style:style style:name="P146" style:family="paragraph">
      <style:paragraph-properties fo:text-align="center"/>
    </style:style>
    <style:style style:name="T1" style:family="text">
      <style:text-properties fo:font-variant="normal" fo:text-transform="none" fo:color="#000000" fo:letter-spacing="normal" fo:font-style="normal" officeooo:rsid="00226191"/>
    </style:style>
    <style:style style:name="T2" style:family="text">
      <style:text-properties fo:font-variant="normal" fo:text-transform="none" fo:color="#000000" fo:letter-spacing="normal" fo:font-style="normal" officeooo:rsid="0022b97a"/>
    </style:style>
    <style:style style:name="T3" style:family="text">
      <style:text-properties officeooo:rsid="00277e18"/>
    </style:style>
    <style:style style:name="T4" style:family="text">
      <style:text-properties officeooo:rsid="002849d7"/>
    </style:style>
    <style:style style:name="T5" style:family="text">
      <style:text-properties officeooo:rsid="002873b7"/>
    </style:style>
    <style:style style:name="T6" style:family="text">
      <style:text-properties officeooo:rsid="002a5ccd"/>
    </style:style>
    <style:style style:name="T7" style:family="text">
      <style:text-properties officeooo:rsid="002c8b25"/>
    </style:style>
    <style:style style:name="T8" style:family="text">
      <style:text-properties officeooo:rsid="002e74c4"/>
    </style:style>
    <style:style style:name="T9" style:family="text">
      <style:text-properties officeooo:rsid="00332991"/>
    </style:style>
    <style:style style:name="T10" style:family="text">
      <style:text-properties fo:color="#000000"/>
    </style:style>
    <style:style style:name="T11" style:family="text">
      <style:text-properties fo:color="#000000" officeooo:rsid="0025bd7d"/>
    </style:style>
    <style:style style:name="T12" style:family="text">
      <style:text-properties fo:color="#000000" officeooo:rsid="00277e18"/>
    </style:style>
    <style:style style:name="T13" style:family="text">
      <style:text-properties fo:color="#000000" officeooo:rsid="002873b7" fo:background-color="transparent"/>
    </style:style>
    <style:style style:name="T14" style:family="text">
      <style:text-properties fo:color="#000000" officeooo:rsid="002a5ccd" fo:background-color="#ff8080"/>
    </style:style>
    <style:style style:name="T15" style:family="text">
      <style:text-properties fo:color="#000000" officeooo:rsid="002c0380" fo:background-color="#ff8080"/>
    </style:style>
    <style:style style:name="T16" style:family="text">
      <style:text-properties fo:color="#000000" officeooo:rsid="002e74c4" fo:background-color="#ff8080"/>
    </style:style>
    <style:style style:name="T17" style:family="text">
      <style:text-properties fo:color="#000000" officeooo:rsid="002ea619" fo:background-color="#ff8080"/>
    </style:style>
    <style:style style:name="T18" style:family="text">
      <style:text-properties fo:color="#000000" officeooo:rsid="002fe406" fo:background-color="#ff8080"/>
    </style:style>
    <style:style style:name="T19" style:family="text">
      <style:text-properties fo:color="#000000" officeooo:rsid="003120f9" fo:background-color="#ff8080"/>
    </style:style>
    <style:style style:name="T20" style:family="text">
      <style:text-properties fo:color="#000000" officeooo:rsid="003120f9"/>
    </style:style>
    <style:style style:name="T21" style:family="text">
      <style:text-properties fo:color="#000000" fo:font-weight="normal" officeooo:rsid="00348f39" fo:background-color="#ff8080" style:font-weight-asian="normal" style:font-weight-complex="normal"/>
    </style:style>
    <style:style style:name="T22" style:family="text">
      <style:text-properties fo:color="#000000" officeooo:rsid="00348f39"/>
    </style:style>
    <style:style style:name="T23" style:family="text">
      <style:text-properties fo:color="#000000" officeooo:rsid="00366d8a"/>
    </style:style>
    <style:style style:name="T24" style:family="text">
      <style:text-properties fo:color="#000000" officeooo:rsid="002a9244"/>
    </style:style>
    <style:style style:name="T25" style:family="text">
      <style:text-properties fo:color="#000000" officeooo:rsid="002c2163"/>
    </style:style>
    <style:style style:name="T26" style:family="text">
      <style:text-properties officeooo:rsid="0038c4ce"/>
    </style:style>
    <style:style style:name="T27" style:family="text">
      <style:text-properties style:use-window-font-color="true" officeooo:rsid="0038c4ce"/>
    </style:style>
    <style:style style:name="T28" style:family="text">
      <style:text-properties style:use-window-font-color="true" officeooo:rsid="003bada3"/>
    </style:style>
    <style:style style:name="T29" style:family="text">
      <style:text-properties style:use-window-font-color="true" fo:font-size="12pt" officeooo:rsid="0038c4ce" style:font-size-asian="12pt" style:font-size-complex="12pt"/>
    </style:style>
    <style:style style:name="T30" style:family="text">
      <style:text-properties style:use-window-font-color="true" officeooo:rsid="003f5421"/>
    </style:style>
    <style:style style:name="T31" style:family="text">
      <style:text-properties style:use-window-font-color="true" fo:font-weight="normal" officeooo:rsid="0038c4ce" style:font-weight-asian="normal" style:font-weight-complex="normal"/>
    </style:style>
    <style:style style:name="T32" style:family="text">
      <style:text-properties style:use-window-font-color="true" fo:font-weight="normal" officeooo:rsid="003f5421" style:font-weight-asian="normal" style:font-weight-complex="normal"/>
    </style:style>
    <style:style style:name="T33" style:family="text">
      <style:text-properties officeooo:rsid="003e4a1d"/>
    </style:style>
    <style:style style:name="T34" style:family="text">
      <style:text-properties officeooo:rsid="003f5421"/>
    </style:style>
    <style:style style:name="T35" style:family="text">
      <style:text-properties fo:font-weight="normal" officeooo:rsid="003f5421"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aec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table-cell table:style-name="Table2.A1" office:value-type="string">
            <text:list xml:id="list12583658781" text:style-name="L1">
              <text:list-header>
                <text:p text:style-name="P23"><draw:rect text:anchor-type="paragraph" draw:z-index="0" draw:style-name="gr1" draw:text-style-name="P146" svg:width="1.83cm" svg:height="1.287cm" svg:x="0.152cm" svg:y="-1.886cm"><text:p text:style-name="P146">Done</text:p></draw:rect><draw:rect text:anchor-type="paragraph" draw:z-index="1" draw:style-name="gr2" draw:text-style-name="P146" svg:width="2.597cm" svg:height="1.202cm" svg:x="7.008cm" svg:y="-1.85cm"><text:p text:style-name="P146">TODO</text:p></draw:rect><draw:rect text:anchor-type="paragraph" draw:z-index="2" draw:style-name="gr3" draw:text-style-name="P146" svg:width="4.354cm" svg:height="1.333cm" svg:x="2.365cm" svg:y="-1.884cm"><text:p text:style-name="P146">Needs review/editing</text:p></draw:rect><draw:rect text:anchor-type="paragraph" draw:z-index="3" draw:style-name="gr4" draw:text-style-name="P146" svg:width="2.502cm" svg:height="1.14cm" svg:x="14.152cm" svg:y="-1.861cm"><text:p text:style-name="P146">Concerns</text:p></draw:rect><draw:rect text:anchor-type="paragraph" draw:z-index="4" draw:style-name="gr5" draw:text-style-name="P146" svg:width="3.753cm" svg:height="1.165cm" svg:x="9.991cm" svg:y="-1.861cm"><text:p text:style-name="P146">Page may be </text:p><text:p text:style-name="P146">superfluous</text:p></draw:rect>Introduction</text:p>
              </text:list-header>
            </text:list>
            <text:p text:style-name="P4">Have added a glossary of sorts.</text:p>
            <text:p text:style-name="P4">Should this be moved elsewhere, so this page can be kept simple with just a snapshot of the Main UI window?</text:p>
            <text:p text:style-name="P26"><text:span text:style-name="T26">introduction.page </text:span></text:p>
          </table:table-cell>
        </table:table-row>
        <table:table-row>
          <table:table-cell table:style-name="Table2.A2" office:value-type="string">
            <text:list xml:id="list1961500606" text:continue-numbering="true" text:style-name="L1">
              <text:list-header>
                <text:h text:style-name="P145" text:outline-level="1">Learn about keys</text:h>
              </text:list-header>
            </text:list>
          </table:table-cell>
        </table:table-row>
        <table:table-row>
          <table:table-cell table:style-name="Table2.A3" office:value-type="string">
            <text:p text:style-name="P5">What is RSA? </text:p>
            <text:p text:style-name="P6">Simplify it by explaining how given the product of two numbers, you can't find the two numbers.</text:p>
            <text:p text:style-name="P7">TODO : Pictures. What about using shapes instead of the numbers?</text:p>
            <text:p text:style-name="P36">Is this page necessary? Instead of RSA vs DSA, can we have symmetric key encryption vs assymetric key encryption on one page and keys used for signing vs keys used for encryption vs both on another page?</text:p>
            <text:p text:style-name="P37"><text:span text:style-name="T26">encryption-rsa.page <text:s/></text:span></text:p>
          </table:table-cell>
        </table:table-row>
        <table:table-row>
          <table:table-cell table:style-name="Table2.A19" office:value-type="string">
            <text:p text:style-name="P8">What is DSA?</text:p>
            <text:p text:style-name="P34">Not sure how to explain this or how to explain RSA vs DSA. Is it necessary? We could explain the difference between keys used for encryption+signing and keys used just for signing instead.</text:p>
            <text:p text:style-name="P35"><text:span text:style-name="T26">encryption-dsa.page</text:span></text:p>
          </table:table-cell>
        </table:table-row>
        <table:table-row>
          <table:table-cell table:style-name="Table2.A19" office:value-type="string">
            <text:p text:style-name="P9">What is a PGP key?</text:p>
            <text:p text:style-name="P10">Public Key cryptography.</text:p>
            <text:p text:style-name="P10">What sort of keys are generated, what can these be used for?</text:p>
            <text:p text:style-name="P10">Are subkeys generated automatically? Can you have extra subkeys?</text:p>
            <text:p text:style-name="P31"><text:span text:style-name="T26">what-is-pgp-key.page</text:span></text:p>
          </table:table-cell>
        </table:table-row>
        <table:table-row>
          <table:table-cell table:style-name="Table2.A19" office:value-type="string">
            <text:p text:style-name="P11">How is a Public key different from a Private key?</text:p>
            <text:p text:style-name="P38">Done</text:p>
            <text:p text:style-name="P39"><text:span text:style-name="T26">what-diff-private-public.page</text:span></text:p>
          </table:table-cell>
        </table:table-row>
        <table:table-row>
          <table:table-cell table:style-name="Table2.A19" office:value-type="string">
            <text:list xml:id="list515151757" text:continue-numbering="true" text:style-name="L1">
              <text:list-header>
                <text:p text:style-name="P41">What is a Secure Shell key?</text:p>
                <text:p text:style-name="P42">Done</text:p>
                <text:p text:style-name="P42"><text:span text:style-name="T29">what-is-ssh-key.page</text:span></text:p>
              </text:list-header>
            </text:list>
          </table:table-cell>
        </table:table-row>
        <table:table-row>
          <table:table-cell table:style-name="Table2.A19" office:value-type="string">
            <text:list xml:id="list2028622649" text:continue-numbering="true" text:style-name="L1">
              <text:list-header>
                <text:p text:style-name="P43">What is a key fingerprint?</text:p>
              </text:list-header>
            </text:list>
            <text:p text:style-name="P15"><text:span text:style-name="T1">How to check the fingerprint of a key using Seahorse?</text:span><text:a xlink:type="simple" xlink:href="https://en.wikipedia.org/wiki/Public_key_fingerprint"><text:span text:style-name="T10">https://en.wikipedia.org/wiki/Public_key_fingerprint</text:span></text:a></text:p>
            <text:p text:style-name="P25"><text:span text:style-name="T26">key-fingerprint.page</text:span></text:p>
            <text:p text:style-name="P25"><text:span text:style-name="T26"/></text:p>
            <text:p text:style-name="P46">Update: needs rewording.</text:p>
          </table:table-cell>
        </table:table-row>
        <table:table-row>
          <table:table-cell table:style-name="Table2.A19" office:value-type="string">
            <text:list xml:id="list1689298601" text:continue-numbering="true" text:style-name="L1">
              <text:list-header>
                <text:p text:style-name="P67">What is the GNOME keyring?</text:p>
              </text:list-header>
            </text:list>
            <text:p text:style-name="P19"><text:a xlink:type="simple" xlink:href="https://live.gnome.org/GnomeKeyring"><text:span text:style-name="T2">https://live.gnome.org/GnomeKeyring</text:span></text:a></text:p>
            <text:p text:style-name="P19"><text:a xlink:type="simple" xlink:href="https://live.gnome.org/GnomeKeyring/StoringPasswords"><text:span text:style-name="T2">https://live.gnome.org/GnomeKeyring/StoringPasswords</text:span></text:a></text:p>
            <text:p text:style-name="P17"><text:a xlink:type="simple" xlink:href="https://en.wikipedia.org/wiki/GNOME_Keyring"><text:span text:style-name="T10">https://en.wikipedia.org/wiki/GNOME_Keyring</text:span></text:a></text:p>
            <text:p text:style-name="P71">May need additional help to understand.</text:p>
            <text:p text:style-name="P32"><text:span text:style-name="T26">what-is-keyring.page</text:span></text:p>
          </table:table-cell>
        </table:table-row>
        <table:table-row>
          <table:table-cell table:style-name="Table2.A2" office:value-type="string">
            <text:list xml:id="list1565794632" text:continue-numbering="true" text:style-name="L1">
              <text:list-header>
                <text:p text:style-name="P68">What are subkeys?</text:p>
                <text:p text:style-name="P74"><text:a xlink:type="simple" xlink:href="http://www.gnupg.org/gph/en/manual.html#AEN526"><text:span text:style-name="T11">http://www.gnupg.org/gph/en/manual.html#AEN526</text:span></text:a></text:p>
                <text:p text:style-name="P74"><text:a xlink:type="simple" xlink:href="http://www.hauke-laging.de/sicherheit/subkeys.en.html"><text:span text:style-name="T11">http://www.hauke-laging.de/sicherheit/subkeys.en.html</text:span></text:a></text:p>
                <text:p text:style-name="P70"><text:a xlink:type="simple" xlink:href="https://alexcabal.com/creating-the-perfect-gpg-keypair/">https://alexcabal.com/creating-the-perfect-gpg-keypair/</text:a></text:p>
                <text:p text:style-name="P70"><text:soft-page-break/><text:span text:style-name="T27">key-subkeys.page</text:span></text:p>
              </text:list-header>
            </text:list>
          </table:table-cell>
        </table:table-row>
        <table:table-row>
          <table:table-cell table:style-name="Table2.A19" office:value-type="string">
            <text:list xml:id="list402549447" text:continue-numbering="true" text:style-name="L1">
              <text:list-header>
                <text:p text:style-name="P75">What does key strength mean?</text:p>
                <text:p text:style-name="P78">May need rewording. Rambles on, a little too much. Use “unique” instead of “uncommon”. The last paragraph seems too generic.</text:p>
                <text:p text:style-name="P78"><text:span text:style-name="T27">key-strength-</text:span><text:span text:style-name="T28">define</text:span><text:span text:style-name="T27">.page</text:span></text:p>
              </text:list-header>
            </text:list>
          </table:table-cell>
        </table:table-row>
        <table:table-row>
          <table:table-cell table:style-name="Table2.A19" office:value-type="string">
            <text:list xml:id="list926090497" text:continue-numbering="true" text:style-name="L1">
              <text:list-header>
                <text:p text:style-name="P68">What is a certificate?</text:p>
              </text:list-header>
            </text:list>
            <text:p text:style-name="P18">PKI, Web of trust etc.</text:p>
            <text:p text:style-name="P16"><text:a xlink:type="simple" xlink:href="http://www.cgi.com/files/white-papers/cgi_whpr_35_pki_e.pdf"><text:span text:style-name="T11">http://www.cgi.com/files/white-papers/cgi_whpr_35_pki_e.pdf</text:span></text:a></text:p>
            <text:p text:style-name="P16"><text:a xlink:type="simple" xlink:href="http://searchsecurity.techtarget.com/definition/PKI"><text:span text:style-name="T11">http://searchsecurity.techtarget.com/definition/PKI</text:span></text:a></text:p>
            <text:p text:style-name="P16"><text:a xlink:type="simple" xlink:href="http://www.tldp.org/HOWTO/SSL-Certificates-HOWTO/x64.html"><text:span text:style-name="T11">What is SSL and what are Certificates?</text:span></text:a></text:p>
            <text:p text:style-name="P72"><text:a xlink:type="simple" xlink:href="http://www.techrepublic.com/article/a-beginners-guide-to-public-key-infrastructure/5839988">http://www.techrepublic.com/article/a-beginners-guide-to-public-key-infrastructure/5839988</text:a></text:p>
            <text:p text:style-name="P32"><text:span text:style-name="T26"><text:s/>what-is-certificate-key.page</text:span></text:p>
          </table:table-cell>
        </table:table-row>
        <table:table-row>
          <table:table-cell table:style-name="Table2.A19" office:value-type="string">
            <text:list xml:id="list1489018541" text:continue-numbering="true" text:style-name="L1">
              <text:list-header>
                <text:p text:style-name="P76">Why do keys require a signature?</text:p>
                <text:p text:style-name="P79">May require minor rewording. &lt;gui&gt; style may have to be changed. Is using &lt;steps&gt; okay? Or should it be a list, or something else?</text:p>
                <text:p text:style-name="P80">For edits, if any, and a brief on self signing : <text:a xlink:type="simple" xlink:href="http://www.iusmentis.com/technology/remailers/selfsign.html">http://www.iusmentis.com/technology/remailers/selfsign.html</text:a></text:p>
                <text:p text:style-name="P80"><text:span text:style-name="T27">key-signing.page</text:span></text:p>
              </text:list-header>
            </text:list>
          </table:table-cell>
        </table:table-row>
        <table:table-row>
          <table:table-cell table:style-name="Table2.A19" office:value-type="string">
            <text:list xml:id="list391064004" text:continue-numbering="true" text:style-name="L1">
              <text:list-header>
                <text:p text:style-name="P76">What are key servers?</text:p>
                <text:p text:style-name="P79">Mostly decent. Some rewording may make it nicer. Should key server protocols be mentioned here? Replace “import” your PK with “access” your PK</text:p>
                <text:p text:style-name="P81">For edits, if any: <text:a xlink:type="simple" xlink:href="http://www.rossde.com/PGP/pgp_keyserv.html">http://www.rossde.com/PGP/pgp_keyserv.html</text:a></text:p>
                <text:p text:style-name="P81"><text:span text:style-name="T27">key-servers-what-are-they.page </text:span></text:p>
              </text:list-header>
            </text:list>
          </table:table-cell>
        </table:table-row>
        <table:table-row>
          <table:table-cell table:style-name="Table2.A19" office:value-type="string">
            <text:p text:style-name="P22"/>
          </table:table-cell>
        </table:table-row>
        <table:table-row>
          <table:table-cell table:style-name="Table2.A19" office:value-type="string">
            <text:list xml:id="list1167545536" text:continue-numbering="true" text:style-name="L1">
              <text:list-item>
                <text:list>
                  <text:list-header>
                    <text:h text:style-name="P142" text:outline-level="2">Create keys</text:h>
                  </text:list-header>
                </text:list>
              </text:list-item>
            </text:list>
          </table:table-cell>
        </table:table-row>
        <table:table-row>
          <table:table-cell table:style-name="Table2.A19" office:value-type="string">
            <text:list xml:id="list1768010644" text:continue-numbering="true" text:style-name="L1">
              <text:list-header>
                <text:p text:style-name="P83">Create a new PGP key</text:p>
                <text:p text:style-name="P84">Mostly complete and finished.</text:p>
                <text:p text:style-name="P84"><text:span text:style-name="T27">create-pgp-key.page </text:span></text:p>
              </text:list-header>
            </text:list>
          </table:table-cell>
        </table:table-row>
        <table:table-row>
          <table:table-cell table:style-name="Table2.A19" office:value-type="string">
            <text:p text:style-name="P21">Create a new SSH Key</text:p>
            <text:p text:style-name="P21">Look at the UI and finish this. Try to understand differences between a PGP key and an SSH key.</text:p>
            <text:p text:style-name="P20"><text:a xlink:type="simple" xlink:href="http://budts.be/weblog/2012/08/ssh-authentication-with-your-pgp-key"><text:span text:style-name="T12">http://budts.be/weblog/2012/08/ssh-authentication-with-your-pgp-key</text:span></text:a></text:p>
            <text:p text:style-name="P20"><text:a xlink:type="simple" xlink:href="http://cyber-defense.sans.org/resources/papers/gsec/public-key-cryptography-pgp-ssl-ssh-103274"><text:span text:style-name="T12">http://cyber-defense.sans.org/resources/papers/gsec/public-key-cryptography-pgp-ssl-ssh-103274</text:span></text:a></text:p>
            <text:p text:style-name="P21"><text:a xlink:type="simple" xlink:href="http://www.red-bean.com/~nemo/openssh-gpg/">http://www.red-bean.com/~nemo/openssh-gpg/</text:a></text:p>
            <text:p text:style-name="P33"><text:span text:style-name="T26">create-ssh-key.page</text:span></text:p>
          </table:table-cell>
        </table:table-row>
        <table:table-row>
          <table:table-cell table:style-name="Table2.A19" office:value-type="string">
            <text:list xml:id="list1411269519" text:continue-numbering="true" text:style-name="L1">
              <text:list-header>
                <text:p text:style-name="P69">Create a new key, keyring or password</text:p>
                <text:p text:style-name="P73">Three sections. Use UI to explain steps of creation. Pre requisites to create any of this, for eg, key for a keyring, etc.</text:p>
                <text:p text:style-name="P73"><text:span text:style-name="T27">create-key-or-password.page</text:span></text:p>
              </text:list-header>
            </text:list>
          </table:table-cell>
        </table:table-row>
        <table:table-row>
          <table:table-cell table:style-name="Table2.A47" office:value-type="string">
            <text:list xml:id="list1974999526" text:continue-numbering="true" text:style-name="L1">
              <text:list-header>
                <text:p text:style-name="P77">Import and export keys</text:p>
                <text:p text:style-name="P82"><text:span text:style-name="T3">Importing and exporting keys. Should explain what happen when you copy/paste keys to/from text editors. </text:span><text:span text:style-name="T4">Minor rewording. Is the paragraph about newly created keys being grouped according to type necessary? Why would new keys be imported</text:span><text:span text:style-name="T33">?</text:span></text:p>
                <text:p text:style-name="P82"><text:span text:style-name="T27">keys-import-export.page</text:span></text:p>
              </text:list-header>
            </text:list>
          </table:table-cell>
        </table:table-row>
        <table:table-row>
          <table:table-cell table:style-name="Table2.A2" office:value-type="string">
            <text:list xml:id="list1110480602" text:continue-numbering="true" text:style-name="L1">
              <text:list-header>
                <text:p text:style-name="P91">Should I set my key to expire?</text:p>
                <text:p text:style-name="P94">Factors to consider – Time, strength, chance of compromise.</text:p>
                <text:p text:style-name="P96">Revoking if key does not expire. </text:p>
                <text:p text:style-name="P96"><text:span text:style-name="T27">key-expiration-setting.pag</text:span><text:span text:style-name="T30">e</text:span></text:p>
                <text:p text:style-name="P107"><text:soft-page-break/>Should this be a full page? Can it somehow be clubbed with key deletion/revocation?</text:p>
                <text:p text:style-name="P102"><text:a xlink:type="simple" xlink:href="http://www.gnupg.org/gph/en/manual/c235.html"><text:span text:style-name="T13">http://www.gnupg.org/gph/en/manual/c235.html</text:span></text:a></text:p>
                <text:p text:style-name="P102"><text:a xlink:type="simple" xlink:href="http://ekaia.org/blog/2009/05/10/creating-new-gpgkey/"><text:span text:style-name="T13">http://ekaia.org/blog/2009/05/10/creating-new-gpgkey/</text:span></text:a></text:p>
                <text:p text:style-name="P95">https://www.rsa.com/rsalabs/node.asp?id=2272</text:p>
              </text:list-header>
            </text:list>
          </table:table-cell>
        </table:table-row>
        <table:table-row>
          <table:table-cell table:style-name="Table2.A47" office:value-type="string">
            <text:list xml:id="list158037937" text:continue-numbering="true" text:style-name="L1">
              <text:list-header>
                <text:p text:style-name="P92">Should I setup my key, or just create it?</text:p>
                <text:p text:style-name="P97"><text:span text:style-name="T5">This is to do with SSH </text:span><text:span text:style-name="T6">keys. Just creating the key or also setting up the computer you are going to login to, with the SSH key? What is the difference? How to setup using Seahorse</text:span></text:p>
                <text:p text:style-name="P104"><text:a xlink:type="simple" xlink:href="http://paulkeck.com/ssh/"><text:span text:style-name="T14">http://paulkeck.com/ssh/</text:span></text:a></text:p>
                <text:p text:style-name="P98"><text:a xlink:type="simple" xlink:href="http://inside.mines.edu/~gmurray/HowTo/sshNotes.html">http://inside.mines.edu/~gmurray/HowTo/sshNotes.html</text:a></text:p>
                <text:p text:style-name="P98"><text:span text:style-name="T27">key-create-vs-setup.page</text:span></text:p>
                <text:p text:style-name="P108"><text:span text:style-name="T34">Should this be written as a section in create-ssh-key.page?</text:span></text:p>
              </text:list-header>
            </text:list>
          </table:table-cell>
        </table:table-row>
        <table:table-row>
          <table:table-cell table:style-name="Table2.A47" office:value-type="string">
            <text:list xml:id="list1168349720" text:continue-numbering="true" text:style-name="L1">
              <text:list-header>
                <text:p text:style-name="P110">Tips for creating a good password</text:p>
                <text:p text:style-name="P115"><text:span text:style-name="T6">Is this tips to create a good “passphrase”? Otherwise should be moved to the section about passwords. Even otherw</text:span><text:span text:style-name="T7">i</text:span><text:span text:style-name="T6">se might be good to move it to the “Back up and secure your keys” section, </text:span><text:span text:style-name="T7">or club with “Update keyring password” page.</text:span></text:p>
                <text:p text:style-name="P114"><text:a xlink:type="simple" xlink:href="http://windows.microsoft.com/en-us/windows7/tips-for-creating-strong-passwords-and-passphrases"><text:span text:style-name="T14">http://windows.microsoft.com/en-us/windows7/tips-for-creating-strong-passwords-and-passphrases</text:span></text:a></text:p>
                <text:p text:style-name="P111"><text:a xlink:type="simple" xlink:href="http://news.consumerreports.org/electronics/2011/12/how-to-create-a-strong-password-and-remember-it.html">http://news.consumerreports.org/electronics/2011/12/how-to-create-a-strong-password-and-remember-it.html</text:a></text:p>
                <text:p text:style-name="P111"><text:span text:style-name="T27">create-good-password.page </text:span></text:p>
              </text:list-header>
            </text:list>
          </table:table-cell>
        </table:table-row>
        <table:table-row>
          <table:table-cell table:style-name="Table2.A47" office:value-type="string">
            <text:list xml:id="list1020642534" text:continue-numbering="true" text:style-name="L1">
              <text:list-header>
                <text:p text:style-name="P47">What key strength should I use?</text:p>
                <text:p text:style-name="P50">Is this page necessary? The best suggestion would be to use the longest keys available, since in Seahorse the longest key is 2048 bits and there is not much difference time wise between using keys that are 2048 bits long and keys that are 1024 bits long.</text:p>
                <text:p text:style-name="P51">If page needs to be there : <text:a xlink:type="simple" xlink:href="https://www.rsa.com/rsalabs/node.asp?id=2218">https://www.rsa.com/rsalabs/node.asp?id=2218</text:a></text:p>
                <text:p text:style-name="P51"><text:span text:style-name="T27">key-strength-select.page</text:span></text:p>
              </text:list-header>
            </text:list>
          </table:table-cell>
        </table:table-row>
        <table:table-row>
          <table:table-cell table:style-name="Table2.A47" office:value-type="string">
            <text:list xml:id="list986324720" text:continue-numbering="true" text:style-name="L1">
              <text:list-header>
                <text:p text:style-name="P120">What should I use for the key description?</text:p>
                <text:p text:style-name="P122">Not sure if this page is necessary. A note can be added in the key creation pages that the description should be relevant to the main purpose of key creation. Also, cannot write a page about this unless a lot of examples need to be provided.</text:p>
                <text:p text:style-name="P122"><text:span text:style-name="T27">key-recommend-description.page</text:span></text:p>
              </text:list-header>
            </text:list>
          </table:table-cell>
        </table:table-row>
        <table:table-row>
          <table:table-cell table:style-name="Table2.A47" office:value-type="string">
            <text:list xml:id="list103508430" text:continue-numbering="true" text:style-name="L1">
              <text:list-header>
                <text:p text:style-name="P85"/>
              </text:list-header>
            </text:list>
          </table:table-cell>
        </table:table-row>
        <table:table-row>
          <table:table-cell table:style-name="Table2.A47" office:value-type="string">
            <text:list xml:id="list1651605914" text:continue-numbering="true" text:style-name="L1">
              <text:list-item>
                <text:list>
                  <text:list-header>
                    <text:h text:style-name="P143" text:outline-level="2">Use keys</text:h>
                  </text:list-header>
                </text:list>
              </text:list-item>
            </text:list>
          </table:table-cell>
        </table:table-row>
        <table:table-row>
          <table:table-cell table:style-name="Table2.A47" office:value-type="string">
            <text:list xml:id="list2100559941" text:continue-numbering="true" text:style-name="L1">
              <text:list-header>
                <text:p text:style-name="P133">Associate a new UserID with an existing key</text:p>
                <text:p text:style-name="P135">Why would the user want to do this?</text:p>
                <text:p text:style-name="P135">How to do this?</text:p>
                <text:p text:style-name="P136"><text:a xlink:type="simple" xlink:href="http://email.about.com/library/weekly/aa072197.htm">http://email.about.com/library/weekly/aa072197.htm</text:a></text:p>
                <text:p text:style-name="P136"><text:span text:style-name="T27">key-new-userid.page</text:span></text:p>
              </text:list-header>
            </text:list>
          </table:table-cell>
        </table:table-row>
        <table:table-row>
          <table:table-cell table:style-name="Table2.A47" office:value-type="string">
            <text:list xml:id="list523799480" text:continue-numbering="true" text:style-name="L1">
              <text:list-header>
                <text:p text:style-name="P53">Attach an photo to an existing key</text:p>
                <text:p text:style-name="P57">Why would the user want to do this?</text:p>
              </text:list-header>
            </text:list>
            <text:p text:style-name="P14">How to do this?</text:p>
            <text:p text:style-name="P14">How's it useful?</text:p>
            <text:p text:style-name="P13"><text:a xlink:type="simple" xlink:href="http://www.enigmail.net/forum/viewtopic.php?f=10&amp;t=40"><text:span text:style-name="T15">http://www.enigmail.net/forum/viewtopic.php?f=10&amp;t=40</text:span></text:a></text:p>
            <text:p text:style-name="P14"><text:a xlink:type="simple" xlink:href="http://www.queen.clara.net/pgp/art4.html">http://www.queen.clara.net/pgp/art4.html</text:a></text:p>
            <text:p text:style-name="P30"><text:span text:style-name="T26">key-photoid.page</text:span></text:p>
          </table:table-cell>
        </table:table-row>
        <table:table-row>
          <table:table-cell table:style-name="Table2.A47" office:value-type="string">
            <text:list xml:id="list1234637726" text:continue-numbering="true" text:style-name="L1">
              <text:list-header>
                <text:p text:style-name="P124">How to retrieve remote keys?</text:p>
                <text:p text:style-name="P125">Importing remote keys, or keys from key servers.</text:p>
                <text:p text:style-name="P126">Minor rewording.</text:p>
                <text:p text:style-name="P126"><text:soft-page-break/><text:span text:style-name="T27">keys-retrieve-remote.page</text:span></text:p>
              </text:list-header>
            </text:list>
          </table:table-cell>
        </table:table-row>
        <table:table-row>
          <table:table-cell table:style-name="Table2.A47" office:value-type="string">
            <text:list xml:id="list706550503" text:continue-numbering="true" text:style-name="L1">
              <text:list-header>
                <text:p text:style-name="P44">How to sync and publish keys?</text:p>
                <text:p text:style-name="P45">Edit on what changes can be made effected on syncing.</text:p>
                <text:p text:style-name="P45"><text:span text:style-name="T27">keys-sync-publish.page</text:span></text:p>
              </text:list-header>
            </text:list>
          </table:table-cell>
        </table:table-row>
        <table:table-row>
          <table:table-cell table:style-name="Table2.A47" office:value-type="string">
            <text:list xml:id="list1113484477" text:continue-numbering="true" text:style-name="L1">
              <text:list-header>
                <text:p text:style-name="P109">Update the keyring password</text:p>
                <text:p text:style-name="P139"><text:span text:style-name="T7">Again, change it to passphrase. </text:span><text:span text:style-name="T8">(Add tips for good passwords as a section in this page). Page can be called Passwords/Pass phrases. Explain difference between the two and explain how to update the passphrase.</text:span></text:p>
                <text:p text:style-name="P139"><text:span text:style-name="T27">passwords-update-keyring-password.page</text:span></text:p>
              </text:list-header>
            </text:list>
          </table:table-cell>
        </table:table-row>
        <table:table-row>
          <table:table-cell table:style-name="Table2.A47" office:value-type="string">
            <text:list xml:id="list528280575" text:continue-numbering="true" text:style-name="L1">
              <text:list-header>
                <text:p text:style-name="P49"><text:span text:style-name="T8">U</text:span>se SSH keys to connect to another computer without entering a password</text:p>
                <text:p text:style-name="P52">Is this covered in key create vs setup? Or should that page just explain the difference between the two(Which doesn't require a full page) and this page explain the actual steps required?<text:span text:style-name="T27">connect-other-computer.page</text:span></text:p>
              </text:list-header>
            </text:list>
          </table:table-cell>
        </table:table-row>
        <table:table-row>
          <table:table-cell table:style-name="Table2.A47" office:value-type="string">
            <text:list xml:id="list1195617680" text:continue-numbering="true" text:style-name="L1">
              <text:list-header>
                <text:p text:style-name="P121">Use an SSH key to login to another computer without a password</text:p>
                <text:p text:style-name="P123">Is this the same as above?</text:p>
                <text:p text:style-name="P123"><text:span text:style-name="T27">ssh-login.page</text:span></text:p>
              </text:list-header>
            </text:list>
          </table:table-cell>
        </table:table-row>
        <table:table-row>
          <table:table-cell table:style-name="Table2.A47" office:value-type="string">
            <text:list xml:id="list934911240" text:continue-numbering="true" text:style-name="L1">
              <text:list-header>
                <text:p text:style-name="P127">Use your encryption keys to digitally sign email</text:p>
                <text:p text:style-name="P131"><text:a xlink:type="simple" xlink:href="http://forums.mozillazine.org/viewtopic.php?t=504492"><text:span text:style-name="T16">http://forums.mozillazine.org/viewtopic.php?t=504492</text:span></text:a></text:p>
                <text:p text:style-name="P132"><text:a xlink:type="simple" xlink:href="https://www.youtube.com/watch?v=Pm_079B4d6s"><text:span text:style-name="T17">https://www.youtube.com/watch?v=Pm_079B4d6s</text:span></text:a></text:p>
                <text:p text:style-name="P132"><text:span text:style-name="T17">Native email clients allowing signature and encryption : </text:span><text:a xlink:type="simple" xlink:href="http://wri-irg.org/node/10780">http://wri-irg.org/node/10780</text:a></text:p>
                <text:p text:style-name="P132"><text:a xlink:type="simple" xlink:href="https://office.microsoft.com/en-us/outlook-help/secure-email-messages-by-using-a-digital-signature-HP010355563.aspx"><text:span text:style-name="T17">https://office.microsoft.com/en-us/outlook-help/secure-email-messages-by-using-a-digital-signature-HP010355563.aspx</text:span></text:a></text:p>
                <text:p text:style-name="P132"><text:a xlink:type="simple" xlink:href="https://www.riseup.net/en/evolution"><text:span text:style-name="T17">https://www.riseup.net/en/evolution</text:span></text:a></text:p>
                <text:p text:style-name="P132"><text:a xlink:type="simple" xlink:href="http://www.makeuseof.com/tag/send-signed-encrypted-email-evolution-linux/"><text:span text:style-name="T17">http://www.makeuseof.com/tag/send-signed-encrypted-email-evolution-linux/</text:span></text:a></text:p>
                <text:p text:style-name="P128">http://howto.cnet.com/8301-11310_39-10434684-285/want-really-secure-gmail-try-gpg-encryption/</text:p>
                <text:p text:style-name="P129">How to bring in the picture of mail clients here? Writing a generic page for all mail clients seems to be a little impossible. </text:p>
                <text:p text:style-name="P130"><text:span text:style-name="T9">Bit about retrieving and using certificates and keys for other applications : </text:span><text:a xlink:type="simple" xlink:href="https://live.gnome.org/GnomeKeyring"><text:span text:style-name="T9">https://live.gnome.org/GnomeKeyring</text:span></text:a></text:p>
                <text:p text:style-name="P130"><text:span text:style-name="T27">email-digitally-sign.page</text:span></text:p>
              </text:list-header>
            </text:list>
          </table:table-cell>
        </table:table-row>
        <table:table-row>
          <table:table-cell table:style-name="Table2.A47" office:value-type="string">
            <text:list xml:id="list1610205810" text:continue-numbering="true" text:style-name="L1">
              <text:list-header>
                <text:p text:style-name="P93">Use your encryption keys to encrypt your email messages</text:p>
                <text:p text:style-name="P99">Same links as above.</text:p>
                <text:p text:style-name="P105"><text:a xlink:type="simple" xlink:href="http://dev.mutt.org/trac/wiki/MuttGuide/UseGPG"><text:span text:style-name="T18">http://dev.mutt.org/trac/wiki/MuttGuide/UseGPG</text:span></text:a></text:p>
                <text:p text:style-name="P106"><text:a xlink:type="simple" xlink:href="http://www.enigmail.net/documentation/quickstart-ch3.php"><text:span text:style-name="T19">http://www.enigmail.net/documentation/quickstart-ch3.php</text:span></text:a></text:p>
                <text:p text:style-name="P103"><text:a xlink:type="simple" xlink:href="https://support.mozillamessaging.com/en-US/kb/digitally-signing-and-encrypting-messages"><text:span text:style-name="T20">https://support.mozillamessaging.com/en-US/kb/digitally-signing-and-encrypting-messages</text:span></text:a></text:p>
                <text:p text:style-name="P100">http://www.makeuseof.com/tag/do-encryption-decryption-signing-easily-with-seahorse-linux/</text:p>
                <text:p text:style-name="P101"><text:a xlink:type="simple" xlink:href="http://www.identrust.com/support/howto/ht_sign-encrypt.html">http://www.identrust.com/support/howto/ht_sign-encrypt.html</text:a></text:p>
                <text:p text:style-name="P101"><text:span text:style-name="T27">email-encrypt.page</text:span></text:p>
              </text:list-header>
            </text:list>
          </table:table-cell>
        </table:table-row>
        <table:table-row>
          <table:table-cell table:style-name="Table2.A47" office:value-type="string">
            <text:list xml:id="list978857595" text:continue-numbering="true" text:style-name="L1">
              <text:list-header>
                <text:p text:style-name="P54">View passwords that are stored by Seahorse</text:p>
                <text:p text:style-name="P59">How to?</text:p>
                <text:p text:style-name="P59">What passwords are stored?</text:p>
                <text:p text:style-name="P60"><text:a xlink:type="simple" xlink:href="https://www.linux.com/learn/tutorials/456149-manage-passwords-encryption-keys-and-more-with-seahorse">https://www.linux.com/learn/tutorials/456149-manage-passwords-encryption-keys-and-more-with-seahorse</text:a></text:p>
                <text:p text:style-name="P60"><text:span text:style-name="T27">passwords-view.page</text:span></text:p>
              </text:list-header>
            </text:list>
          </table:table-cell>
        </table:table-row>
        <table:table-row>
          <table:table-cell table:style-name="Table2.A2" office:value-type="string">
            <text:list xml:id="list955653790" text:continue-numbering="true" text:style-name="L1">
              <text:list-header>
                <text:p text:style-name="P48"><text:span text:style-name="T34">What happens when my key expires?</text:span></text:p>
                <text:p text:style-name="P48"><text:span text:style-name="T35">Describe how the key cannot be used. Is this page necessary?</text:span></text:p>
                <text:p text:style-name="P48"><text:span text:style-name="T31">key-expired.page</text:span></text:p>
              </text:list-header>
            </text:list>
          </table:table-cell>
        </table:table-row>
        <text:soft-page-break/>
        <table:table-row>
          <table:table-cell table:style-name="Table2.A47" office:value-type="string">
            <text:list xml:id="list1385558245" text:continue-numbering="true" text:style-name="L1">
              <text:list-header>
                <text:p text:style-name="P118"/>
              </text:list-header>
            </text:list>
          </table:table-cell>
        </table:table-row>
        <table:table-row>
          <table:table-cell table:style-name="Table2.A47" office:value-type="string">
            <text:list xml:id="list1455344728" text:continue-numbering="true" text:style-name="L1">
              <text:list-header>
                <text:p text:style-name="P119">Back up and secure your keys</text:p>
              </text:list-header>
            </text:list>
          </table:table-cell>
        </table:table-row>
        <table:table-row>
          <table:table-cell table:style-name="Table2.A47" office:value-type="string">
            <text:list xml:id="list798128167" text:continue-numbering="true" text:style-name="L1">
              <text:list-header>
                <text:p text:style-name="P117">Control which applications can store and access your passwords.</text:p>
                <text:p text:style-name="P116">Don't understand what this page wants. Does it intend to say that Seahorse only stores passwords from selected applications?</text:p>
                <text:p text:style-name="P116"><text:span text:style-name="T27">passwords-control-access.page</text:span></text:p>
              </text:list-header>
            </text:list>
          </table:table-cell>
        </table:table-row>
        <table:table-row>
          <table:table-cell table:style-name="Table2.A47" office:value-type="string">
            <text:list xml:id="list888708574" text:continue-numbering="true" text:style-name="L1">
              <text:list-header>
                <text:p text:style-name="P56">Keep your SSH and PGP keys secure</text:p>
                <text:p text:style-name="P64"><text:a xlink:type="simple" xlink:href="https://www.owasp.org/index.php/Cryptographic_Storage_Cheat_Sheet"><text:span text:style-name="T21">https://www.owasp.org/index.php/Cryptographic_Storage_Cheat_Sheet</text:span></text:a></text:p>
                <text:p text:style-name="P65"><text:a xlink:type="simple" xlink:href="http://www.gnupg.org/gph/en/manual/c481.html"><text:span text:style-name="T22">http://www.gnupg.org/gph/en/manual/c481.html</text:span></text:a></text:p>
                <text:p text:style-name="P61"><text:a xlink:type="simple" xlink:href="https://www.linux.com/learn/tutorials/456149-manage-passwords-encryption-keys-and-more-with-seahorse">https://www.linux.com/learn/tutorials/456149-manage-passwords-encryption-keys-and-more-with-seahorse</text:a></text:p>
                <text:p text:style-name="P61"><text:span text:style-name="T27">keys-keep-secure.page</text:span></text:p>
              </text:list-header>
            </text:list>
          </table:table-cell>
        </table:table-row>
        <table:table-row>
          <table:table-cell table:style-name="Table2.A47" office:value-type="string">
            <text:list xml:id="list834991089" text:continue-numbering="true" text:style-name="L1">
              <text:list-header>
                <text:p text:style-name="P134">Securely back-up your keys</text:p>
                <text:p text:style-name="P62">Why to backup?</text:p>
                <text:p text:style-name="P66"><text:a xlink:type="simple" xlink:href="http://gatanova.com/?p=15"><text:span text:style-name="T22">http://gatanova.com/?p=15</text:span></text:a></text:p>
                <text:p text:style-name="P63">Any other ways, besides copying the directories onto an external disk?</text:p>
              </text:list-header>
            </text:list>
            <text:p text:style-name="P29"><text:span text:style-name="T26">backup-keys.page</text:span></text:p>
          </table:table-cell>
        </table:table-row>
        <table:table-row>
          <table:table-cell table:style-name="Table2.A2" office:value-type="string">
            <text:list xml:id="list1162012990" text:continue-numbering="true" text:style-name="L1">
              <text:list-header>
                <text:p text:style-name="P137"/>
              </text:list-header>
            </text:list>
          </table:table-cell>
        </table:table-row>
        <table:table-row>
          <table:table-cell table:style-name="Table2.A2" office:value-type="string">
            <text:list xml:id="list1776134448" text:continue-numbering="true" text:style-name="L1">
              <text:list-header>
                <text:p text:style-name="P138">Revoke your keys</text:p>
              </text:list-header>
            </text:list>
          </table:table-cell>
        </table:table-row>
        <table:table-row>
          <table:table-cell table:style-name="Table2.A47" office:value-type="string">
            <text:list xml:id="list137861358" text:continue-numbering="true" text:style-name="L1">
              <text:list-header>
                <text:p text:style-name="P140">Delete an existing key</text:p>
                <text:p text:style-name="P141">When can you delete a key? How to delete?</text:p>
              </text:list-header>
            </text:list>
            <text:p text:style-name="P40"><text:span text:style-name="T26">key-delete.page</text:span></text:p>
          </table:table-cell>
        </table:table-row>
        <table:table-row>
          <table:table-cell table:style-name="Table2.A47" office:value-type="string">
            <text:list xml:id="list1514412370" text:continue-numbering="true" text:style-name="L1">
              <text:list-header>
                <text:p text:style-name="P55">Disable a key that you no longer wish to use</text:p>
                <text:p text:style-name="P112">When is this applicable? How to do it?</text:p>
                <text:p text:style-name="P113">(*Check that youtube video on encryption, it mentions revocation)</text:p>
                <text:p text:style-name="P113"><text:span text:style-name="T27">key-disabling.page</text:span></text:p>
              </text:list-header>
            </text:list>
          </table:table-cell>
        </table:table-row>
        <table:table-row>
          <table:table-cell table:style-name="Table2.A48" office:value-type="string">
            <text:list xml:id="list757531712" text:continue-numbering="true" text:style-name="L1">
              <text:list-header>
                <text:p text:style-name="P86">Other links that might be useful:</text:p>
                <text:p text:style-name="P88"><text:a xlink:type="simple" xlink:href="http://www.pgp.net/pgpnet/pgp-faq/pgp-faq-keys.html#key-id-selection"><text:span text:style-name="T24">http://www.pgp.net/pgpnet/pgp-faq/pgp-faq-keys.html#key-id-selection</text:span></text:a></text:p>
                <text:p text:style-name="P89"><text:a xlink:type="simple" xlink:href="http://www.rossde.com/PGP/"><text:span text:style-name="T25">http://www.rossde.com/PGP/</text:span></text:a></text:p>
                <text:p text:style-name="P90"><text:a xlink:type="simple" xlink:href="http://www.gnupg.org/gph/en/manual.html"><text:span text:style-name="T23">http://www.gnupg.org/gph/en/manual.html</text:span></text:a></text:p>
                <text:p text:style-name="P86">http://www.gnupg.org/documentation/manuals/gnupg/</text:p>
                <text:p text:style-name="P87"/>
              </text:list-header>
            </text:list>
          </table:table-cell>
        </table:table-row>
      </table:table>
      <text:p text:style-name="P28"><text:span text:style-name="T26"/></text:p>
      <text:p text:style-name="P27"><text:span text:style-name="T26"><text:s text:c="15"/></text:span></text:p>
      <text:p text:style-name="P27"><text:span text:style-name="T26"/></text:p>
      <text:p text:style-name="P27"><text:span text:style-name="T26"/></text:p>
      <text:p text:style-name="P27"><text:span text:style-name="T26"><text:s text:c="20"/></text:span></text:p>
      <text:p text:style-name="P27"><text:span text:style-name="T26"><text:s text:c="22"/></text:span></text:p>
      <text:p text:style-name="P27"><text:span text:style-name="T26"><text:s text:c="19"/></text:span></text:p>
      <text:p text:style-name="P27"><text:span text:style-name="T26"><text:s text:c="11"/></text:span></text:p>
      <text:p text:style-name="P27"><text:span text:style-name="T26"><text:s text:c="11"/></text:span></text:p>
      <text:p text:style-name="P27"><text:span text:style-name="T26"><text:s text:c="22"/></text:span></text:p>
      <text:p text:style-name="P27"><text:span text:style-name="T26"><text:s text:c="23"/></text:span></text:p>
      <text:p text:style-name="P27"><text:span text:style-name="T26"><text:s text:c="24"/></text:span></text:p>
      <text:p text:style-name="P27"><text:soft-page-break/><text:span text:style-name="T26"/></text:p>
      <text:p text:style-name="P27"><text:span text:style-name="T26"><text:s text:c="11"/></text:span></text:p>
      <text:p text:style-name="P27"><text:span text:style-name="T26"><text:s text:c="5"/></text:span></text:p>
      <text:p text:style-name="P3"/>
      <text:p text:style-name="P2"/>
      <text:p text:style-name="P2"/>
      <text:p text:style-name="P2"/>
      <text:p text:style-name="P1"/>
      <text:p text:style-name="P1"/>
      <text:p text:style-name="P1"/>
      <text:p text:style-name="P1"/>
      <text:p text:style-name="P1"/>
      <text:p text:style-name="P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una </meta:initial-creator>
    <meta:creation-date>2013-06-09T08:11:31</meta:creation-date>
    <dc:date>2013-06-24T18:53:39</dc:date>
    <dc:creator>Aruna </dc:creator>
    <meta:editing-duration>PT4H36M45S</meta:editing-duration>
    <meta:editing-cycles>24</meta:editing-cycles>
    <meta:generator>LibreOffice/3.6$Linux_x86 LibreOffice_project/360m1$Build-2</meta:generator>
    <meta:document-statistic meta:table-count="1" meta:image-count="0" meta:object-count="0" meta:page-count="6" meta:paragraph-count="192" meta:word-count="1165" meta:character-count="9715" meta:non-whitespace-character-count="8545"/>
  </office:meta>
</office:document-meta>
</file>